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104in" table:align="left"/>
    </style:style>
    <style:style style:name="Table7.A" style:family="table-column">
      <style:table-column-properties style:column-width="3.0549in"/>
    </style:style>
    <style:style style:name="Table7.B" style:family="table-column">
      <style:table-column-properties style:column-width="1.755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8104in" table:align="left"/>
    </style:style>
    <style:style style:name="Table8.A" style:family="table-column">
      <style:table-column-properties style:column-width="3.0549in"/>
    </style:style>
    <style:style style:name="Table8.B" style:family="table-column">
      <style:table-column-properties style:column-width="1.7556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5924in" fo:margin-left="-0.3931in" table:align="left"/>
    </style:style>
    <style:style style:name="Table5.A" style:family="table-column">
      <style:table-column-properties style:column-width="0.4389in"/>
    </style:style>
    <style:style style:name="Table5.B" style:family="table-column">
      <style:table-column-properties style:column-width="2.0938in"/>
    </style:style>
    <style:style style:name="Table5.C" style:family="table-column">
      <style:table-column-properties style:column-width="1.6229in"/>
    </style:style>
    <style:style style:name="Table5.D" style:family="table-column">
      <style:table-column-properties style:column-width="2.0069in"/>
    </style:style>
    <style:style style:name="Table5.E" style:family="table-column">
      <style:table-column-properties style:column-width="1.7104in"/>
    </style:style>
    <style:style style:name="Table5.F" style:family="table-column">
      <style:table-column-properties style:column-width="0.9979in"/>
    </style:style>
    <style:style style:name="Table5.G" style:family="table-column">
      <style:table-column-properties style:column-width="1.7215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7306in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5625in" fo:margin-left="-0.403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8042in"/>
    </style:style>
    <style:style style:name="Table1.E" style:family="table-column">
      <style:table-column-properties style:column-width="1.2021in"/>
    </style:style>
    <style:style style:name="Table1.F" style:family="table-column">
      <style:table-column-properties style:column-width="0.5611in"/>
    </style:style>
    <style:style style:name="Table1.G" style:family="table-column">
      <style:table-column-properties style:column-width="1.6201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2576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3368in" fo:margin-left="-0.2264in" table:align="left"/>
    </style:style>
    <style:style style:name="Table6.A" style:family="table-column">
      <style:table-column-properties style:column-width="0.4326in"/>
    </style:style>
    <style:style style:name="Table6.B" style:family="table-column">
      <style:table-column-properties style:column-width="3.0611in"/>
    </style:style>
    <style:style style:name="Table6.C" style:family="table-column">
      <style:table-column-properties style:column-width="1.8569in"/>
    </style:style>
    <style:style style:name="Table6.D" style:family="table-column">
      <style:table-column-properties style:column-width="1.9111in"/>
    </style:style>
    <style:style style:name="Table6.E" style:family="table-column">
      <style:table-column-properties style:column-width="1.1674in"/>
    </style:style>
    <style:style style:name="Table6.F" style:family="table-column">
      <style:table-column-properties style:column-width="1.0097in"/>
    </style:style>
    <style:style style:name="Table6.G" style:family="table-column">
      <style:table-column-properties style:column-width="0.8979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42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039b7" officeooo:paragraph-rsid="001225b1"/>
    </style:style>
    <style:style style:name="P2" style:family="paragraph" style:parent-style-name="Preformatted_20_Text">
      <style:text-properties officeooo:paragraph-rsid="001225b1"/>
    </style:style>
    <style:style style:name="P3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1354e" officeooo:paragraph-rsid="0021354e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2e7aa" officeooo:paragraph-rsid="0022e7aa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paragraph-rsid="00245ae3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61d72" officeooo:paragraph-rsid="00261d72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6a370" officeooo:paragraph-rsid="0026a370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89786" officeooo:paragraph-rsid="0031ba9f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295ac5" officeooo:paragraph-rsid="00295ac5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301fc1" officeooo:paragraph-rsid="00301fc1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paragraph-rsid="00307e5c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31ba9f" officeooo:paragraph-rsid="0031ba9f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paragraph-rsid="0031ba9f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3ab844" officeooo:paragraph-rsid="003ab844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3c43f9" officeooo:paragraph-rsid="003c43f9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3d62b8" officeooo:paragraph-rsid="003d62b8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rsid="003ea590" officeooo:paragraph-rsid="003ea590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rsid="003f0d94" officeooo:paragraph-rsid="003f0d94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040b6b1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040b6b1" officeooo:paragraph-rsid="0040b6b1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040b6b1" officeooo:paragraph-rsid="0041f02d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paragraph-rsid="0043111c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rsid="0043111c" officeooo:paragraph-rsid="0043111c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paragraph-rsid="00447375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447375" officeooo:paragraph-rsid="00447375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4dda70" officeooo:paragraph-rsid="00500c0b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4e9fd9" officeooo:paragraph-rsid="00500c0b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rsid="00500c0b" officeooo:paragraph-rsid="00500c0b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paragraph-rsid="00500c0b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paragraph-rsid="00542b88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rsid="0054e139" officeooo:paragraph-rsid="0054e139" style:font-name-asian="Noto Sans Mono CJK SC" style:font-size-asian="10pt" style:font-name-complex="Liberation Mono" style:font-size-complex="10pt"/>
    </style:style>
    <style:style style:name="P41" style:family="paragraph" style:parent-style-name="Preformatted_20_Text">
      <style:text-properties style:font-name="Liberation Mono" fo:font-size="10pt" officeooo:rsid="00556abd" officeooo:paragraph-rsid="00556abd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556abd" officeooo:paragraph-rsid="00586af8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style:font-name="Liberation Mono" fo:font-size="10pt" officeooo:rsid="00556abd" officeooo:paragraph-rsid="005c4aea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style:font-name="Liberation Mono" fo:font-size="10pt" officeooo:paragraph-rsid="0055c25d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paragraph-rsid="00586af8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paragraph-rsid="005abc9a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style:text-properties style:font-name="Liberation Mono" fo:font-size="10pt" officeooo:rsid="005abc9a" officeooo:paragraph-rsid="005c4aea" style:font-name-asian="Noto Sans Mono CJK SC" style:font-size-asian="10pt" style:font-name-complex="Liberation Mono" style:font-size-complex="10pt"/>
    </style:style>
    <style:style style:name="P49" style:family="paragraph" style:parent-style-name="Preformatted_20_Text">
      <style:text-properties style:font-name="Liberation Mono" fo:font-size="10pt" officeooo:rsid="005e9cd3" officeooo:paragraph-rsid="005e9cd3" style:font-name-asian="Noto Sans Mono CJK SC" style:font-size-asian="10pt" style:font-name-complex="Liberation Mono" style:font-size-complex="10pt"/>
    </style:style>
    <style:style style:name="P50" style:family="paragraph" style:parent-style-name="Preformatted_20_Text">
      <style:text-properties style:font-name="Liberation Mono" fo:font-size="10pt" officeooo:rsid="006095d5" officeooo:paragraph-rsid="006095d5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52" style:family="paragraph" style:parent-style-name="Preformatted_20_Text">
      <style:text-properties style:font-name="Liberation Mono" fo:font-size="10pt" officeooo:rsid="0067f6d5" officeooo:paragraph-rsid="0067f6d5" style:font-name-asian="Noto Sans Mono CJK SC" style:font-size-asian="10pt" style:font-name-complex="Liberation Mono" style:font-size-complex="10pt"/>
    </style:style>
    <style:style style:name="P53" style:family="paragraph" style:parent-style-name="Preformatted_20_Text">
      <style:text-properties fo:font-weight="bold" officeooo:paragraph-rsid="001225b1" style:font-weight-asian="bold" style:font-weight-complex="bold"/>
    </style:style>
    <style:style style:name="P54" style:family="paragraph" style:parent-style-name="Preformatted_20_Text">
      <style:text-properties fo:font-weight="bold" officeooo:rsid="00672c49" officeooo:paragraph-rsid="00672c49" style:font-weight-asian="bold" style:font-weight-complex="bold"/>
    </style:style>
    <style:style style:name="P55" style:family="paragraph" style:parent-style-name="Preformatted_20_Text">
      <style:text-properties officeooo:paragraph-rsid="00136780"/>
    </style:style>
    <style:style style:name="P56" style:family="paragraph" style:parent-style-name="Preformatted_20_Text">
      <style:text-properties officeooo:paragraph-rsid="00142872"/>
    </style:style>
    <style:style style:name="P57" style:family="paragraph" style:parent-style-name="Preformatted_20_Text">
      <style:text-properties officeooo:paragraph-rsid="0026a370"/>
    </style:style>
    <style:style style:name="P58" style:family="paragraph" style:parent-style-name="Preformatted_20_Text">
      <style:text-properties officeooo:paragraph-rsid="002ed79d"/>
    </style:style>
    <style:style style:name="P59" style:family="paragraph" style:parent-style-name="Preformatted_20_Text">
      <style:text-properties officeooo:rsid="002ed79d" officeooo:paragraph-rsid="001225b1"/>
    </style:style>
    <style:style style:name="P60" style:family="paragraph" style:parent-style-name="Preformatted_20_Text">
      <style:text-properties officeooo:rsid="002ed79d" officeooo:paragraph-rsid="002ed79d"/>
    </style:style>
    <style:style style:name="P61" style:family="paragraph" style:parent-style-name="Preformatted_20_Text">
      <style:text-properties officeooo:rsid="00301fc1" officeooo:paragraph-rsid="00301fc1"/>
    </style:style>
    <style:style style:name="P62" style:family="paragraph" style:parent-style-name="Preformatted_20_Text">
      <style:text-properties officeooo:paragraph-rsid="004ab406"/>
    </style:style>
    <style:style style:name="P63" style:family="paragraph" style:parent-style-name="Preformatted_20_Text">
      <style:text-properties officeooo:paragraph-rsid="00500c0b"/>
    </style:style>
    <style:style style:name="P64" style:family="paragraph" style:parent-style-name="Preformatted_20_Text">
      <style:text-properties officeooo:rsid="00535ce3" officeooo:paragraph-rsid="00535ce3"/>
    </style:style>
    <style:style style:name="P65" style:family="paragraph" style:parent-style-name="Preformatted_20_Text">
      <style:text-properties officeooo:rsid="00535ce3" officeooo:paragraph-rsid="00542b88"/>
    </style:style>
    <style:style style:name="P66" style:family="paragraph" style:parent-style-name="Preformatted_20_Text">
      <style:text-properties officeooo:paragraph-rsid="00556abd"/>
    </style:style>
    <style:style style:name="P67" style:family="paragraph" style:parent-style-name="Preformatted_20_Text">
      <style:text-properties officeooo:paragraph-rsid="00586af8"/>
    </style:style>
    <style:style style:name="P68" style:family="paragraph" style:parent-style-name="Preformatted_20_Text">
      <style:text-properties officeooo:paragraph-rsid="005c4aea"/>
    </style:style>
    <style:style style:name="P69" style:family="paragraph" style:parent-style-name="Preformatted_20_Text">
      <style:text-properties officeooo:rsid="0063cc50" officeooo:paragraph-rsid="0063cc50"/>
    </style:style>
    <style:style style:name="P70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71" style:family="paragraph" style:parent-style-name="Table_20_Contents">
      <style:text-properties style:font-name="Liberation Mono" fo:font-size="10pt" officeooo:rsid="00142872" officeooo:paragraph-rsid="00142872" style:font-name-asian="Noto Sans Mono CJK SC" style:font-size-asian="10pt" style:font-name-complex="Liberation Mono" style:font-size-complex="10pt"/>
    </style:style>
    <style:style style:name="P72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73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74" style:family="paragraph" style:parent-style-name="Table_20_Contents">
      <style:text-properties style:font-name="Liberation Mono" fo:font-size="10pt" officeooo:rsid="00075791" officeooo:paragraph-rsid="0055c25d" style:font-name-asian="Noto Sans Mono CJK SC" style:font-size-asian="10pt" style:font-name-complex="Liberation Mono" style:font-size-complex="10pt"/>
    </style:style>
    <style:style style:name="P75" style:family="paragraph" style:parent-style-name="Table_20_Contents">
      <style:text-properties style:font-name="Liberation Mono" fo:font-size="10pt" officeooo:rsid="00075791" officeooo:paragraph-rsid="0056f79f" style:font-name-asian="Noto Sans Mono CJK SC" style:font-size-asian="10pt" style:font-name-complex="Liberation Mono" style:font-size-complex="10pt"/>
    </style:style>
    <style:style style:name="P76" style:family="paragraph" style:parent-style-name="Table_20_Contents">
      <style:text-properties style:font-name="Liberation Mono" fo:font-size="10pt" officeooo:rsid="00075791" officeooo:paragraph-rsid="005abc9a" style:font-name-asian="Noto Sans Mono CJK SC" style:font-size-asian="10pt" style:font-name-complex="Liberation Mono" style:font-size-complex="10pt"/>
    </style:style>
    <style:style style:name="P77" style:family="paragraph" style:parent-style-name="Table_20_Contents">
      <style:text-properties style:font-name="Liberation Mono" fo:font-size="10pt" officeooo:rsid="00075791" officeooo:paragraph-rsid="005ccb54" style:font-name-asian="Noto Sans Mono CJK SC" style:font-size-asian="10pt" style:font-name-complex="Liberation Mono" style:font-size-complex="10pt"/>
    </style:style>
    <style:style style:name="P78" style:family="paragraph" style:parent-style-name="Table_20_Contents">
      <style:text-properties style:font-name="Liberation Mono" fo:font-size="10pt" officeooo:rsid="00075791" officeooo:paragraph-rsid="0063cc50" style:font-name-asian="Noto Sans Mono CJK SC" style:font-size-asian="10pt" style:font-name-complex="Liberation Mono" style:font-size-complex="10pt"/>
    </style:style>
    <style:style style:name="P79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80" style:family="paragraph" style:parent-style-name="Table_20_Contents">
      <style:text-properties style:font-name="Liberation Mono" fo:font-size="10pt" officeooo:rsid="000617e6" officeooo:paragraph-rsid="0055c25d" style:font-name-asian="Noto Sans Mono CJK SC" style:font-size-asian="10pt" style:font-name-complex="Liberation Mono" style:font-size-complex="10pt"/>
    </style:style>
    <style:style style:name="P81" style:family="paragraph" style:parent-style-name="Table_20_Contents">
      <style:text-properties style:font-name="Liberation Mono" fo:font-size="10pt" officeooo:rsid="000617e6" officeooo:paragraph-rsid="0056f79f" style:font-name-asian="Noto Sans Mono CJK SC" style:font-size-asian="10pt" style:font-name-complex="Liberation Mono" style:font-size-complex="10pt"/>
    </style:style>
    <style:style style:name="P82" style:family="paragraph" style:parent-style-name="Table_20_Contents">
      <style:text-properties style:font-name="Liberation Mono" fo:font-size="10pt" officeooo:rsid="000617e6" officeooo:paragraph-rsid="005abc9a" style:font-name-asian="Noto Sans Mono CJK SC" style:font-size-asian="10pt" style:font-name-complex="Liberation Mono" style:font-size-complex="10pt"/>
    </style:style>
    <style:style style:name="P83" style:family="paragraph" style:parent-style-name="Table_20_Contents">
      <style:text-properties style:font-name="Liberation Mono" fo:font-size="10pt" officeooo:rsid="000617e6" officeooo:paragraph-rsid="005ccb54" style:font-name-asian="Noto Sans Mono CJK SC" style:font-size-asian="10pt" style:font-name-complex="Liberation Mono" style:font-size-complex="10pt"/>
    </style:style>
    <style:style style:name="P84" style:family="paragraph" style:parent-style-name="Table_20_Contents">
      <style:text-properties style:font-name="Liberation Mono" fo:font-size="10pt" officeooo:rsid="000617e6" officeooo:paragraph-rsid="0063cc50" style:font-name-asian="Noto Sans Mono CJK SC" style:font-size-asian="10pt" style:font-name-complex="Liberation Mono" style:font-size-complex="10pt"/>
    </style:style>
    <style:style style:name="P85" style:family="paragraph" style:parent-style-name="Table_20_Contents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86" style:family="paragraph" style:parent-style-name="Table_20_Contents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8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9" style:family="paragraph" style:parent-style-name="Preformatted_20_Text">
      <style:paragraph-properties fo:break-before="page"/>
      <style:text-properties officeooo:paragraph-rsid="001225b1"/>
    </style:style>
    <style:style style:name="P90" style:family="paragraph" style:parent-style-name="Standard">
      <style:text-properties officeooo:paragraph-rsid="00500c0b"/>
    </style:style>
    <style:style style:name="P91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92" style:family="paragraph" style:parent-style-name="Standard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93" style:family="paragraph" style:parent-style-name="Preformatted_20_Text">
      <style:text-properties style:font-name="Liberation Mono" fo:font-size="10pt" officeooo:rsid="004747a5" officeooo:paragraph-rsid="004747a5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text-properties style:font-name="Liberation Mono" fo:font-size="10pt" officeooo:rsid="00556abd" officeooo:paragraph-rsid="0055c25d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text-properties style:font-name="Liberation Mono" fo:font-size="10pt" officeooo:rsid="00556abd" officeooo:paragraph-rsid="005abc9a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text-properties style:font-name="Liberation Mono" fo:font-size="10pt" officeooo:rsid="00556abd" officeooo:paragraph-rsid="005c4aea" style:font-name-asian="Noto Sans Mono CJK SC" style:font-size-asian="10pt" style:font-name-complex="Liberation Mono" style:font-size-complex="10pt"/>
    </style:style>
    <style:style style:name="P97" style:family="paragraph" style:parent-style-name="Heading_20_2">
      <style:text-properties officeooo:paragraph-rsid="0019f39c"/>
    </style:style>
    <style:style style:name="P98" style:family="paragraph" style:parent-style-name="Heading_20_2" style:list-style-name="">
      <style:text-properties officeooo:rsid="006aea7d" officeooo:paragraph-rsid="006aea7d"/>
    </style:style>
    <style:style style:name="P99" style:family="paragraph" style:parent-style-name="Heading_20_2">
      <style:paragraph-properties fo:break-before="page"/>
    </style:style>
    <style:style style:name="P100" style:family="paragraph" style:parent-style-name="Heading_20_2">
      <style:paragraph-properties fo:break-before="page"/>
      <style:text-properties officeooo:paragraph-rsid="002ed7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f39c"/>
    </style:style>
    <style:style style:name="T3" style:family="text">
      <style:text-properties officeooo:rsid="001d67f4"/>
    </style:style>
    <style:style style:name="T4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556abd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55c25d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5650ca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586af8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5c4aea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6a0983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4cfb5f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fo:font-weight="bold" officeooo:rsid="004ab406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officeooo:rsid="001ff36f"/>
    </style:style>
    <style:style style:name="T16" style:family="text">
      <style:text-properties officeooo:rsid="002a5df6"/>
    </style:style>
    <style:style style:name="T17" style:family="text">
      <style:text-properties officeooo:rsid="0041f02d"/>
    </style:style>
    <style:style style:name="T18" style:family="text">
      <style:text-properties officeooo:rsid="00462150"/>
    </style:style>
    <style:style style:name="T19" style:family="text">
      <style:text-properties officeooo:rsid="004dda70"/>
    </style:style>
    <style:style style:name="T20" style:family="text">
      <style:text-properties officeooo:rsid="00556abd"/>
    </style:style>
    <style:style style:name="T21" style:family="text">
      <style:text-properties officeooo:rsid="0055c25d"/>
    </style:style>
    <style:style style:name="T22" style:family="text">
      <style:text-properties officeooo:rsid="005650ca"/>
    </style:style>
    <style:style style:name="T23" style:family="text">
      <style:text-properties officeooo:rsid="00577bf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61ee57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6a0983"/>
    </style:style>
    <style:style style:name="T29" style:family="text">
      <style:text-properties fo:color="#4ec9b0" style:font-name="Droid Sans Mono" fo:font-size="10.5pt" fo:font-weight="normal" fo:background-color="#1e1e1e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7"><text:a xlink:type="simple" xlink:href="#__RefHeading___Toc1625_662134398" text:style-name="Index_20_Link" text:visited-style-name="Index_20_Link">Guideline<text:tab/>1</text:a></text:p>
          <text:p text:style-name="P88"><text:a xlink:type="simple" xlink:href="#__RefHeading___Toc1627_662134398" text:style-name="Index_20_Link" text:visited-style-name="Index_20_Link">How write a test ?<text:tab/>1</text:a></text:p>
          <text:p text:style-name="P88"><text:a xlink:type="simple" xlink:href="#__RefHeading___Toc1629_662134398" text:style-name="Index_20_Link" text:visited-style-name="Index_20_Link">Checklist<text:tab/>2</text:a></text:p>
          <text:p text:style-name="P87"><text:a xlink:type="simple" xlink:href="#__RefHeading___Toc1631_662134398" text:style-name="Index_20_Link" text:visited-style-name="Index_20_Link">Test list<text:tab/>3</text:a></text:p>
          <text:p text:style-name="P88"><text:a xlink:type="simple" xlink:href="#__RefHeading___Toc1633_662134398" text:style-name="Index_20_Link" text:visited-style-name="Index_20_Link">Test A<text:tab/>3</text:a></text:p>
          <text:p text:style-name="P88"><text:a xlink:type="simple" xlink:href="#__RefHeading___Toc1635_662134398" text:style-name="Index_20_Link" text:visited-style-name="Index_20_Link">Test B<text:tab/>4</text:a></text:p>
          <text:p text:style-name="P88"><text:a xlink:type="simple" xlink:href="#__RefHeading___Toc1637_662134398" text:style-name="Index_20_Link" text:visited-style-name="Index_20_Link">Test C<text:tab/>5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2">It is important that the tests can easily be improved and understood by others.</text:p>
      <text:p text:style-name="P2">For each test file, the list of tests must be present</text:p>
      <text:h text:style-name="P97" text:outline-level="2"><text:bookmark-start text:name="__RefHeading___Toc1627_662134398"/>How write a test ?<text:bookmark-end text:name="__RefHeading___Toc1627_662134398"/></text:h>
      <text:p text:style-name="P2">The test must be follow the pattern AAA for the documentation and the structure</text:p>
      <text:p text:style-name="P2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2">Here a little resume :</text:p>
      <table:table table:name="Table2" table:style-name="Table2">
        <table:table-column table:style-name="Table2.A"/>
        <table:table-column table:style-name="Table2.B"/>
        <table:table-row table:style-name="TableLine94367762793296"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 table:style-name="TableLine94367765626096">
          <table:table-cell table:style-name="Table2.A5" office:value-type="string">
            <text:p text:style-name="P3">Arrange</text:p>
          </table:table-cell>
          <table:table-cell table:style-name="Table2.B5" office:value-type="string">
            <text:p text:style-name="P3">Arrange your objects, create and set them up as necessary.</text:p>
          </table:table-cell>
        </table:table-row>
        <table:table-row table:style-name="TableLine94367764738672">
          <table:table-cell table:style-name="Table2.A5" office:value-type="string">
            <text:p text:style-name="P3">Arrange - Assert</text:p>
          </table:table-cell>
          <table:table-cell table:style-name="Table2.B5" office:value-type="string">
            <text:p text:style-name="P3">If you create assertion to check your arrange</text:p>
          </table:table-cell>
        </table:table-row>
        <table:table-row table:style-name="TableLine94367765359888">
          <table:table-cell table:style-name="Table2.A5" office:value-type="string">
            <text:p text:style-name="P3">Act</text:p>
          </table:table-cell>
          <table:table-cell table:style-name="Table2.B5" office:value-type="string">
            <text:p text:style-name="P3">The function which is tested (and only this function !!!!)</text:p>
          </table:table-cell>
        </table:table-row>
        <table:table-row table:style-name="TableLine94367765360688">
          <table:table-cell table:style-name="Table2.A5" office:value-type="string">
            <text:p text:style-name="P3">Assert</text:p>
          </table:table-cell>
          <table:table-cell table:style-name="Table2.B5" office:value-type="string">
            <text:p text:style-name="P3">All check to verify the result obtained by the call of the function(s) in the Act part.</text:p>
          </table:table-cell>
        </table:table-row>
      </table:table>
      <text:p text:style-name="P2"/>
      <text:p text:style-name="P2"/>
      <text:p text:style-name="P2"/>
      <text:p text:style-name="P53">New test file</text:p>
      <text:p text:style-name="P2">- Create a new tab with a new Id [A,B, C…..]</text:p>
      <text:p text:style-name="P2">- Create a new tab for in the section checklist</text:p>
      <text:p text:style-name="P53">New test</text:p>
      <text:p text:style-name="P2">For each new test : add an entry after the previous ones in the corresponding table</text:p>
      <text:p text:style-name="P2">Example : you create a new test called “testCanTransferIsTrue” in the file RuleWhitelist.t.sol. <text:s/>You add then an entry in the corresponding table. After that, add the test in the checklist too.</text:p>
      <text:p text:style-name="P2"/>
      <text:p text:style-name="P2"/>
      <text:p text:style-name="P2"/>
      <text:p text:style-name="P89">Below is an example of an entry in the table</text:p>
      <table:table table:name="Table3" table:style-name="Table3">
        <table:table-column table:style-name="Table3.A" table:number-columns-repeated="6"/>
        <table:table-column table:style-name="Table3.G"/>
        <table:table-row table:style-name="TableLine94367768057472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Test function</text:p>
          </table:table-cell>
          <table:table-cell table:style-name="Table3.A1" office:value-type="string">
            <text:p text:style-name="P3">Target function</text:p>
          </table:table-cell>
          <table:table-cell table:style-name="Table3.A1" office:value-type="string">
            <text:p text:style-name="P3">Expected result</text:p>
          </table:table-cell>
          <table:table-cell table:style-name="Table3.A1" office:value-type="string">
            <text:p text:style-name="P3">Actual result</text:p>
          </table:table-cell>
          <table:table-cell table:style-name="Table3.A1" office:value-type="string">
            <text:p text:style-name="P3">conclusion</text:p>
          </table:table-cell>
          <table:table-cell table:style-name="Table3.G1" office:value-type="string">
            <text:p text:style-name="P55">Improvement</text:p>
            <text:p text:style-name="P3"/>
          </table:table-cell>
        </table:table-row>
        <table:table-row table:style-name="TableLine94367768259488">
          <table:table-cell table:style-name="Table3.A2" table:number-columns-spanned="7" office:value-type="string">
            <text:p text:style-name="P3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67766300000">
          <table:table-cell table:style-name="Table3.F3" office:value-type="string">
            <text:p text:style-name="P3">25</text:p>
          </table:table-cell>
          <table:table-cell table:style-name="Table3.F3" office:value-type="string">
            <text:p text:style-name="P55">testCanTransferIsTrue</text:p>
          </table:table-cell>
          <table:table-cell table:style-name="Table3.F3" office:value-type="string">
            <text:p text:style-name="P55">The function which is tested</text:p>
          </table:table-cell>
          <table:table-cell table:style-name="Table3.F3" office:value-type="string">
            <text:p text:style-name="P55">What is the result supposed to be returned by the function ???</text:p>
          </table:table-cell>
          <table:table-cell table:style-name="Table3.F3" office:value-type="string">
            <text:p text:style-name="P55">[As expected] or[Not as exepect<text:span text:style-name="T16">e</text:span>d + the result]</text:p>
            <text:p text:style-name="P55"/>
          </table:table-cell>
          <table:table-cell table:style-name="Table3.F3" office:value-type="string">
            <text:p text:style-name="P55"/>
            <text:p text:style-name="P55">[Ok, Not Ok]</text:p>
          </table:table-cell>
          <table:table-cell table:style-name="Table3.G3" office:value-type="string">
            <text:p text:style-name="P55">Possible improvement for the test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629_662134398"/>Checklist<text:bookmark-end text:name="__RefHeading___Toc1629_662134398"/></text:h>
      <text:p text:style-name="P2">The checklist allows you to quickly check that all the functions are tested as well as to find the corresponding test</text:p>
      <text:p text:style-name="P2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367767078800">
          <table:table-cell table:style-name="Table4.A1" office:value-type="string">
            <text:p text:style-name="P4">Functions</text:p>
          </table:table-cell>
          <table:table-cell table:style-name="Table4.B1" office:value-type="string">
            <text:p text:style-name="P4">Test id</text:p>
          </table:table-cell>
        </table:table-row>
        <table:table-row table:style-name="TableLine94367767618912">
          <table:table-cell table:style-name="Table4.A10" office:value-type="string">
            <text:p text:style-name="P4">addAddress<text:span text:style-name="T3">es</text:span>ToTheWhitelist</text:p>
          </table:table-cell>
          <table:table-cell table:style-name="Table4.B2" office:value-type="string">
            <text:p text:style-name="P4">A3</text:p>
          </table:table-cell>
        </table:table-row>
        <table:table-row table:style-name="TableLine94367766113280">
          <table:table-cell table:style-name="Table4.A10" office:value-type="string">
            <text:p text:style-name="P4">removeAddress<text:span text:style-name="T3">esFrom</text:span>TheWhitelist</text:p>
          </table:table-cell>
          <table:table-cell table:style-name="Table4.B3" office:value-type="string">
            <text:p text:style-name="P4">A4</text:p>
          </table:table-cell>
        </table:table-row>
        <table:table-row table:style-name="TableLine94367766114352">
          <table:table-cell table:style-name="Table4.A10" office:value-type="string">
            <text:p text:style-name="P4">addAddressToTheWhitelist</text:p>
          </table:table-cell>
          <table:table-cell table:style-name="Table4.B4" office:value-type="string">
            <text:p text:style-name="P8">A9</text:p>
          </table:table-cell>
        </table:table-row>
        <table:table-row table:style-name="TableLine94367769872784">
          <table:table-cell table:style-name="Table4.A10" office:value-type="string">
            <text:p text:style-name="P4">removeAddress<text:span text:style-name="T3">From</text:span>TheWhitelist</text:p>
          </table:table-cell>
          <table:table-cell table:style-name="Table4.B5" office:value-type="string">
            <text:p text:style-name="P8">A10</text:p>
          </table:table-cell>
        </table:table-row>
        <table:table-row table:style-name="TableLine94367767593472">
          <table:table-cell table:style-name="Table4.A10" office:value-type="string">
            <text:p text:style-name="P4">numberWhitelistedAddress</text:p>
          </table:table-cell>
          <table:table-cell table:style-name="Table4.B6" office:value-type="string">
            <text:p text:style-name="P12">A11</text:p>
          </table:table-cell>
        </table:table-row>
        <table:table-row table:style-name="TableLine94367767594704">
          <table:table-cell table:style-name="Table4.A10" office:value-type="string">
            <text:p text:style-name="P4">addressIsWhitelisted</text:p>
          </table:table-cell>
          <table:table-cell table:style-name="Table4.B7" office:value-type="string">
            <text:p text:style-name="P4">A1 / A2</text:p>
          </table:table-cell>
        </table:table-row>
        <table:table-row table:style-name="TableLine94367721317616">
          <table:table-cell table:style-name="Table4.A10" office:value-type="string">
            <text:p text:style-name="P4">isTransferValid</text:p>
          </table:table-cell>
          <table:table-cell table:style-name="Table4.B8" office:value-type="string">
            <text:p text:style-name="P4">A7 / A8</text:p>
          </table:table-cell>
        </table:table-row>
        <table:table-row table:style-name="TableLine94367768892496">
          <table:table-cell table:style-name="Table4.A10" office:value-type="string">
            <text:p text:style-name="P4">detectTransferRestriction</text:p>
          </table:table-cell>
          <table:table-cell table:style-name="Table4.B9" office:value-type="string">
            <text:p text:style-name="P16">A12, A13, A14</text:p>
          </table:table-cell>
        </table:table-row>
        <table:table-row table:style-name="TableLine94367768893680">
          <table:table-cell table:style-name="Table4.A10" office:value-type="string">
            <text:p text:style-name="P4">canReturnTransferRestrictionCode</text:p>
          </table:table-cell>
          <table:table-cell table:style-name="Table4.B10" office:value-type="string">
            <text:p text:style-name="P4">A5</text:p>
          </table:table-cell>
        </table:table-row>
        <table:table-row table:style-name="TableLine94367766510608">
          <table:table-cell table:style-name="Table4.A11" office:value-type="string">
            <text:p text:style-name="P56"/>
            <text:p text:style-name="P4">messageForTransferRestriction</text:p>
          </table:table-cell>
          <table:table-cell table:style-name="Table4.B11" office:value-type="string">
            <text:p text:style-name="P4">A6</text:p>
          </table:table-cell>
        </table:table-row>
      </table:table>
      <text:p text:style-name="P2"/>
      <text:p text:style-name="P62">File : <text:span text:style-name="T1">Rule</text:span><text:span text:style-name="T14">Engine</text:span><text:span text:style-name="T1">.sol</text:span></text:p>
      <table:table table:name="Table7" table:style-name="Table7">
        <table:table-column table:style-name="Table7.A"/>
        <table:table-column table:style-name="Table7.B"/>
        <table:table-row table:style-name="TableLine94367764155376">
          <table:table-cell table:style-name="Table7.A1" office:value-type="string">
            <text:p text:style-name="P38">Functions</text:p>
          </table:table-cell>
          <table:table-cell table:style-name="Table7.B1" office:value-type="string">
            <text:p text:style-name="P38">Test id</text:p>
          </table:table-cell>
        </table:table-row>
        <table:table-row table:style-name="TableLine94367769521200">
          <table:table-cell table:style-name="Table7.A6" office:value-type="string">
            <text:p text:style-name="P38">setRules</text:p>
          </table:table-cell>
          <table:table-cell table:style-name="Table7.B2" office:value-type="string">
            <text:p text:style-name="P63"><text:span text:style-name="T12">B</text:span><text:span text:style-name="T13">1</text:span></text:p>
          </table:table-cell>
        </table:table-row>
        <table:table-row table:style-name="TableLine94367769148592">
          <table:table-cell table:style-name="Table7.A6" office:value-type="string">
            <text:p text:style-name="P38">ruleLength</text:p>
          </table:table-cell>
          <table:table-cell table:style-name="Table7.B3" office:value-type="string">
            <text:p text:style-name="P35"><text:span text:style-name="T28">B</text:span>9</text:p>
          </table:table-cell>
        </table:table-row>
        <table:table-row table:style-name="TableLine94367769855552">
          <table:table-cell table:style-name="Table7.A6" office:value-type="string">
            <text:p text:style-name="P38">rules</text:p>
          </table:table-cell>
          <table:table-cell table:style-name="Table7.B4" office:value-type="string">
            <text:p text:style-name="P35"><text:span text:style-name="T28">B</text:span>10</text:p>
          </table:table-cell>
        </table:table-row>
        <table:table-row table:style-name="TableLine94367769856592">
          <table:table-cell table:style-name="Table7.A6" office:value-type="string">
            <text:p text:style-name="P38">detectTransferRestriction</text:p>
          </table:table-cell>
          <table:table-cell table:style-name="Table7.B5" office:value-type="string">
            <text:p text:style-name="P36"><text:span text:style-name="T28">B</text:span>2, <text:span text:style-name="T28">B</text:span>3, <text:span text:style-name="T28">B</text:span>4</text:p>
          </table:table-cell>
        </table:table-row>
        <table:table-row table:style-name="TableLine94367770538816">
          <table:table-cell table:style-name="Table7.A6" office:value-type="string">
            <text:p text:style-name="P38">validateTransfer</text:p>
          </table:table-cell>
          <table:table-cell table:style-name="Table7.B6" office:value-type="string">
            <text:p text:style-name="P36"><text:span text:style-name="T28">B</text:span>7, <text:span text:style-name="T28">B</text:span>8</text:p>
          </table:table-cell>
        </table:table-row>
        <table:table-row table:style-name="TableLine94367770539760">
          <table:table-cell table:style-name="Table7.A7" office:value-type="string">
            <text:p text:style-name="P38">messageForTransferRestriction</text:p>
          </table:table-cell>
          <table:table-cell table:style-name="Table7.B7" office:value-type="string">
            <text:p text:style-name="P37"><text:span text:style-name="T28">B</text:span>5, <text:span text:style-name="T28">B</text:span>6</text:p>
          </table:table-cell>
        </table:table-row>
      </table:table>
      <text:p text:style-name="P90"/>
      <text:p text:style-name="P64">File : <text:span text:style-name="T1">CMTAT.sol</text:span></text:p>
      <text:p text:style-name="P64">Here, we test only the integration with our own RuleEngine and Whitelist</text:p>
      <text:p text:style-name="P64"/>
      <text:p text:style-name="P64"/>
      <text:p text:style-name="P64"/>
      <text:p text:style-name="P64"/>
      <text:p text:style-name="P64"/>
      <text:p text:style-name="P65"><text:soft-page-break/></text:p>
      <table:table table:name="Table8" table:style-name="Table8">
        <table:table-column table:style-name="Table8.A"/>
        <table:table-column table:style-name="Table8.B"/>
        <table:table-row table:style-name="TableLine94367769524208">
          <table:table-cell table:style-name="Table8.A1" office:value-type="string">
            <text:p text:style-name="P39">Functions</text:p>
          </table:table-cell>
          <table:table-cell table:style-name="Table8.B1" office:value-type="string">
            <text:p text:style-name="P39">Test id</text:p>
          </table:table-cell>
        </table:table-row>
        <table:table-row table:style-name="TableLine94367769227184">
          <table:table-cell table:style-name="Table8.A3" office:value-type="string">
            <text:p text:style-name="P40">transfer</text:p>
          </table:table-cell>
          <table:table-cell table:style-name="Table8.B3" office:value-type="string">
            <text:p text:style-name="P51"><text:span text:style-name="T28">C</text:span>1, <text:span text:style-name="T28">C</text:span>2</text:p>
          </table:table-cell>
        </table:table-row>
        <table:table-row table:style-name="TableLine94367769228528">
          <table:table-cell table:style-name="Table8.A3" office:value-type="string">
            <text:p text:style-name="P39">detectTransferRestriction</text:p>
          </table:table-cell>
          <table:table-cell table:style-name="Table8.B3" office:value-type="string">
            <text:p text:style-name="P52"><text:span text:style-name="T28">C</text:span>3, <text:span text:style-name="T28">C</text:span>4, <text:span text:style-name="T28">c</text:span>5, <text:span text:style-name="T28">C</text:span>6</text:p>
          </table:table-cell>
        </table:table-row>
        <table:table-row table:style-name="TableLine94367766251056">
          <table:table-cell table:style-name="Table8.A4" office:value-type="string">
            <text:p text:style-name="P39">messageForTransferRestriction</text:p>
          </table:table-cell>
          <table:table-cell table:style-name="Table8.B4" office:value-type="string">
            <text:p text:style-name="P52"><text:span text:style-name="T28">C</text:span>3, <text:span text:style-name="T28">C</text:span>4, <text:span text:style-name="T28">C</text:span>5, <text:span text:style-name="T28">C</text:span>6</text:p>
          </table:table-cell>
        </table:table-row>
      </table:table>
      <text:h text:style-name="Heading_20_1" text:outline-level="1"><text:bookmark-start text:name="__RefHeading___Toc1631_662134398"/>Test <text:span text:style-name="T2">list</text:span><text:bookmark-end text:name="__RefHeading___Toc1631_662134398"/></text:h>
      <text:h text:style-name="Heading_20_2" text:outline-level="2"><text:bookmark-start text:name="__RefHeading___Toc1633_662134398"/>Test A<text:bookmark-end text:name="__RefHeading___Toc1633_662134398"/></text:h>
      <text:p text:style-name="P2">File : <text:span text:style-name="T1">RuleWhitelist.t.sol</text:span></text:p>
      <text:p text:style-name="P2"/>
      <text:p text:style-name="P2">Contract RuleWhiteListTest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367768637680">
          <table:table-cell table:style-name="Table5.A1" office:value-type="string">
            <text:p text:style-name="P4">id</text:p>
          </table:table-cell>
          <table:table-cell table:style-name="Table5.A1" office:value-type="string">
            <text:p text:style-name="P4">Test function</text:p>
          </table:table-cell>
          <table:table-cell table:style-name="Table5.A1" office:value-type="string">
            <text:p text:style-name="P4">Target function</text:p>
          </table:table-cell>
          <table:table-cell table:style-name="Table5.A1" office:value-type="string">
            <text:p text:style-name="P4">Expected result</text:p>
          </table:table-cell>
          <table:table-cell table:style-name="Table5.A1" office:value-type="string">
            <text:p text:style-name="P4">Actual result</text:p>
          </table:table-cell>
          <table:table-cell table:style-name="Table5.A1" office:value-type="string">
            <text:p text:style-name="P4">conclusion</text:p>
          </table:table-cell>
          <table:table-cell table:style-name="Table5.G1" office:value-type="string">
            <text:p text:style-name="P4">Improvement</text:p>
          </table:table-cell>
        </table:table-row>
        <table:table-row table:style-name="TableLine94367768086256">
          <table:table-cell table:style-name="Table5.A8" office:value-type="string">
            <text:p text:style-name="P4">1</text:p>
          </table:table-cell>
          <table:table-cell table:style-name="Table5.B2" office:value-type="string">
            <text:p text:style-name="P4">testReturnFalseIfAddressNotWhitelisted</text:p>
          </table:table-cell>
          <table:table-cell table:style-name="Table5.C2" office:value-type="string">
            <text:p text:style-name="P4">addressIsWhitelisted</text:p>
          </table:table-cell>
          <table:table-cell table:style-name="Table5.D2" office:value-type="string">
            <text:p text:style-name="P56"/>
            <text:p text:style-name="P4">For all addresses the functions return false</text:p>
          </table:table-cell>
          <table:table-cell table:style-name="Table5.E2" office:value-type="string">
            <text:p text:style-name="P56"/>
            <text:p text:style-name="P4">As expected</text:p>
          </table:table-cell>
          <table:table-cell table:style-name="Table5.F2" office:value-type="string">
            <text:p text:style-name="P4">Ok</text:p>
          </table:table-cell>
          <table:table-cell table:style-name="Table5.G2" office:value-type="string">
            <text:p text:style-name="P70"/>
          </table:table-cell>
        </table:table-row>
        <table:table-row table:style-name="TableLine94367764678416">
          <table:table-cell table:style-name="Table5.A8" office:value-type="string">
            <text:p text:style-name="P4">2</text:p>
          </table:table-cell>
          <table:table-cell table:style-name="Table5.B3" office:value-type="string">
            <text:p text:style-name="P4">testReturnTrueIfAddressIsWhitelisted</text:p>
          </table:table-cell>
          <table:table-cell table:style-name="Table5.C3" office:value-type="string">
            <text:p text:style-name="P4">addressIsWhitelisted</text:p>
          </table:table-cell>
          <table:table-cell table:style-name="Table5.D3" office:value-type="string">
            <text:p text:style-name="P4">For all addresses in the whitelist the function return true</text:p>
          </table:table-cell>
          <table:table-cell table:style-name="Table5.E3" office:value-type="string">
            <text:p text:style-name="P56"/>
            <text:p text:style-name="P4">As expected</text:p>
          </table:table-cell>
          <table:table-cell table:style-name="Table5.F3" office:value-type="string">
            <text:p text:style-name="P4">Ok</text:p>
          </table:table-cell>
          <table:table-cell table:style-name="Table5.G3" office:value-type="string">
            <text:p text:style-name="P70"/>
          </table:table-cell>
        </table:table-row>
        <table:table-row table:style-name="TableLine94367764831440">
          <table:table-cell table:style-name="Table5.A8" office:value-type="string">
            <text:p text:style-name="P4">3</text:p>
          </table:table-cell>
          <table:table-cell table:style-name="Table5.B4" office:value-type="string">
            <text:p text:style-name="P4">testAddListAddressToTheWhitelist</text:p>
          </table:table-cell>
          <table:table-cell table:style-name="Table5.C4" office:value-type="string">
            <text:p text:style-name="P4">addressIsWhitelisted</text:p>
          </table:table-cell>
          <table:table-cell table:style-name="Table5.D4" office:value-type="string">
            <text:p text:style-name="P4">The call of the function addressIsWhitelisted returns true for the added addresses.</text:p>
          </table:table-cell>
          <table:table-cell table:style-name="Table5.E4" office:value-type="string">
            <text:p text:style-name="P56"/>
            <text:p text:style-name="P4">As expected</text:p>
          </table:table-cell>
          <table:table-cell table:style-name="Table5.F4" office:value-type="string">
            <text:p text:style-name="P4">Ok</text:p>
          </table:table-cell>
          <table:table-cell table:style-name="Table5.G4" office:value-type="string">
            <text:p text:style-name="P4">The test depends of the function <text:s/>addressIsWhitelisted. It will be better if there are other/several ways to check the result</text:p>
          </table:table-cell>
        </table:table-row>
        <table:table-row table:style-name="TableLine94367769653824">
          <table:table-cell table:style-name="Table5.A8" office:value-type="string">
            <text:p text:style-name="P4">4</text:p>
          </table:table-cell>
          <table:table-cell table:style-name="Table5.B5" office:value-type="string">
            <text:p text:style-name="P56"><text:span text:style-name="T4">testRemoveAddress</text:span><text:span text:style-name="T5">esFrom</text:span><text:span text:style-name="T4">TheWhitelist</text:span></text:p>
          </table:table-cell>
          <table:table-cell table:style-name="Table5.C5" office:value-type="string">
            <text:p text:style-name="P4">removeAddress<text:span text:style-name="T15">From</text:span>TheWhitelist</text:p>
          </table:table-cell>
          <table:table-cell table:style-name="Table5.D5" office:value-type="string">
            <text:p text:style-name="P4">The call of the function addressIsWhitelisted returns false for the removed addresses</text:p>
          </table:table-cell>
          <table:table-cell table:style-name="Table5.E5" office:value-type="string">
            <text:p text:style-name="P4">As expected</text:p>
          </table:table-cell>
          <table:table-cell table:style-name="Table5.F5" office:value-type="string">
            <text:p text:style-name="P56">Ok</text:p>
            <text:p text:style-name="P4"/>
          </table:table-cell>
          <table:table-cell table:style-name="Table5.G5" office:value-type="string">
            <text:p text:style-name="P70"/>
          </table:table-cell>
        </table:table-row>
        <table:table-row table:style-name="TableLine94367768517344">
          <table:table-cell table:style-name="Table5.A8" office:value-type="string">
            <text:p text:style-name="P4">5</text:p>
          </table:table-cell>
          <table:table-cell table:style-name="Table5.B6" office:value-type="string">
            <text:p text:style-name="P4">testCanReturnTransferRestrictionCode</text:p>
          </table:table-cell>
          <table:table-cell table:style-name="Table5.C6" office:value-type="string">
            <text:p text:style-name="P4">canReturnTransferRestrictionCode</text:p>
          </table:table-cell>
          <table:table-cell table:style-name="Table5.D6" office:value-type="string">
            <text:p text:style-name="P4">Return true if the code exists, false otherwise</text:p>
          </table:table-cell>
          <table:table-cell table:style-name="Table5.E6" office:value-type="string">
            <text:p text:style-name="P4">As expected</text:p>
          </table:table-cell>
          <table:table-cell table:style-name="Table5.F6" office:value-type="string">
            <text:p text:style-name="P4">Ok</text:p>
          </table:table-cell>
          <table:table-cell table:style-name="Table5.G6" office:value-type="string">
            <text:p text:style-name="P70"/>
          </table:table-cell>
        </table:table-row>
        <table:table-row table:style-name="TableLine94367769614336">
          <table:table-cell table:style-name="Table5.A8" office:value-type="string">
            <text:p text:style-name="P71">6</text:p>
          </table:table-cell>
          <table:table-cell table:style-name="Table5.B7" office:value-type="string">
            <text:p text:style-name="P4">testReturnTheRightMessageForAGivenCode</text:p>
          </table:table-cell>
          <table:table-cell table:style-name="Table5.C7" office:value-type="string">
            <text:p text:style-name="P4">messageForTransferRestriction</text:p>
          </table:table-cell>
          <table:table-cell table:style-name="Table5.D7" office:value-type="string">
            <text:p text:style-name="P4">For the different codes, the corresponding message is returned.</text:p>
          </table:table-cell>
          <table:table-cell table:style-name="Table5.E7" office:value-type="string">
            <text:p text:style-name="P4">As expected</text:p>
          </table:table-cell>
          <table:table-cell table:style-name="Table5.F7" office:value-type="string">
            <text:p text:style-name="P4">Ok</text:p>
          </table:table-cell>
          <table:table-cell table:style-name="Table5.G7" office:value-type="string">
            <text:p text:style-name="P70"/>
          </table:table-cell>
        </table:table-row>
        <table:table-row table:style-name="TableLine94367766825936">
          <table:table-cell table:style-name="Table5.A8" office:value-type="string">
            <text:p text:style-name="P4">7</text:p>
          </table:table-cell>
          <table:table-cell table:style-name="Table5.B8" office:value-type="string">
            <text:p text:style-name="P56"/>
            <text:p text:style-name="P4">testIsTransferValid</text:p>
          </table:table-cell>
          <table:table-cell table:style-name="Table5.C8" office:value-type="string">
            <text:p text:style-name="P4">isTransferValid</text:p>
          </table:table-cell>
          <table:table-cell table:style-name="Table5.D8" office:value-type="string">
            <text:p text:style-name="P56"/>
            <text:p text:style-name="P4">Returns true for the different tested transfer</text:p>
          </table:table-cell>
          <table:table-cell table:style-name="Table5.E8" office:value-type="string">
            <text:p text:style-name="P4">As expected</text:p>
          </table:table-cell>
          <table:table-cell table:style-name="Table5.F8" office:value-type="string">
            <text:p text:style-name="P4">Ok</text:p>
          </table:table-cell>
          <table:table-cell table:style-name="Table5.G8" office:value-type="string">
            <text:p text:style-name="P70"/>
          </table:table-cell>
        </table:table-row>
        <table:table-row table:style-name="TableLine94367768133632">
          <table:table-cell table:style-name="Table5.A9" office:value-type="string">
            <text:p text:style-name="P4">8</text:p>
          </table:table-cell>
          <table:table-cell table:style-name="Table5.B9" office:value-type="string">
            <text:p text:style-name="P4">testTransferDectedAsInvalid</text:p>
          </table:table-cell>
          <table:table-cell table:style-name="Table5.C9" office:value-type="string">
            <text:p text:style-name="P4">isTransferValid</text:p>
          </table:table-cell>
          <table:table-cell table:style-name="Table5.D9" office:value-type="string">
            <text:p text:style-name="P4">Returns false for the different tested transfer</text:p>
          </table:table-cell>
          <table:table-cell table:style-name="Table5.E9" office:value-type="string">
            <text:p text:style-name="P4">As expected</text:p>
          </table:table-cell>
          <table:table-cell table:style-name="Table5.F9" office:value-type="string">
            <text:p text:style-name="P4">Ok</text:p>
          </table:table-cell>
          <table:table-cell table:style-name="Table5.G9" office:value-type="string">
            <text:p text:style-name="P70"/>
          </table:table-cell>
        </table:table-row>
        <table:table-row table:style-name="TableLine94367768769280">
          <table:table-cell table:style-name="Table5.A10" office:value-type="string">
            <text:p text:style-name="P5">9</text:p>
          </table:table-cell>
          <table:table-cell table:style-name="Table5.B10" office:value-type="string">
            <text:p text:style-name="P4">testAddAddressToTheWhitelist</text:p>
          </table:table-cell>
          <table:table-cell table:style-name="Table5.C10" office:value-type="string">
            <text:p text:style-name="P4">addAddressToTheWhitelist</text:p>
          </table:table-cell>
          <table:table-cell table:style-name="Table5.D10" office:value-type="string">
            <text:p text:style-name="P6">The call of the function addressIsWhitelisted returns true for the added address.</text:p>
          </table:table-cell>
          <table:table-cell table:style-name="Table5.E10" office:value-type="string">
            <text:p text:style-name="P7">As expected</text:p>
          </table:table-cell>
          <table:table-cell table:style-name="Table5.F10" office:value-type="string">
            <text:p text:style-name="P8">Ok</text:p>
          </table:table-cell>
          <table:table-cell table:style-name="Table5.G10" office:value-type="string">
            <text:p text:style-name="P70"/>
          </table:table-cell>
        </table:table-row>
        <table:table-row table:style-name="Table5.11">
          <table:table-cell table:style-name="Table5.A11" office:value-type="string">
            <text:p text:style-name="P5">10</text:p>
          </table:table-cell>
          <table:table-cell table:style-name="Table5.B11" office:value-type="string">
            <text:p text:style-name="P4">testRemoveAddressFromThe<text:soft-page-break/>Whitelist</text:p>
          </table:table-cell>
          <table:table-cell table:style-name="Table5.C11" office:value-type="string">
            <text:p text:style-name="P4">removeAddressFromT<text:soft-page-break/>heWhitelist</text:p>
          </table:table-cell>
          <table:table-cell table:style-name="Table5.D11" office:value-type="string">
            <text:p text:style-name="P4">The call of the <text:soft-page-break/>function addressIsWhitelisted returns false for the removed address</text:p>
          </table:table-cell>
          <table:table-cell table:style-name="Table5.E11" office:value-type="string">
            <text:p text:style-name="P7">As expected</text:p>
          </table:table-cell>
          <table:table-cell table:style-name="Table5.F11" office:value-type="string">
            <text:p text:style-name="P8">Ok</text:p>
          </table:table-cell>
          <table:table-cell table:style-name="Table5.G11" office:value-type="string">
            <text:p text:style-name="P70"/>
          </table:table-cell>
        </table:table-row>
        <table:table-row table:style-name="Table5.11">
          <table:table-cell table:style-name="Table5.A12" office:value-type="string">
            <text:p text:style-name="P10">11</text:p>
          </table:table-cell>
          <table:table-cell table:style-name="Table5.B12" office:value-type="string">
            <text:p text:style-name="P4">testNumberWhitelistedAddress</text:p>
          </table:table-cell>
          <table:table-cell table:style-name="Table5.C12" office:value-type="string">
            <text:p text:style-name="P57"><text:span text:style-name="T6">n</text:span><text:span text:style-name="T4">umberWhitelistedAddress</text:span></text:p>
          </table:table-cell>
          <table:table-cell table:style-name="Table5.D12" office:value-type="string">
            <text:p text:style-name="P4"/>
          </table:table-cell>
          <table:table-cell table:style-name="Table5.E12" office:value-type="string">
            <text:p text:style-name="P11">As expected</text:p>
          </table:table-cell>
          <table:table-cell table:style-name="Table5.F12" office:value-type="string">
            <text:p text:style-name="P8">Ok</text:p>
          </table:table-cell>
          <table:table-cell table:style-name="Table5.G12" office:value-type="string">
            <text:p text:style-name="P70"/>
          </table:table-cell>
        </table:table-row>
        <table:table-row table:style-name="Table5.11">
          <table:table-cell table:style-name="Table5.A14" office:value-type="string">
            <text:p text:style-name="P13">12</text:p>
          </table:table-cell>
          <table:table-cell table:style-name="Table5.B13" office:value-type="string">
            <text:p text:style-name="P4">testDetectTransferRestrictionFrom</text:p>
          </table:table-cell>
          <table:table-cell table:style-name="Table5.C13" office:value-type="string">
            <text:p text:style-name="P15">detectTransferRestriction</text:p>
          </table:table-cell>
          <table:table-cell table:style-name="Table5.D13" office:value-type="string">
            <text:p text:style-name="P13">Detect that the from address is not whitelisted and returns the corresponding code.</text:p>
          </table:table-cell>
          <table:table-cell table:style-name="Table5.E13" office:value-type="string">
            <text:p text:style-name="P15">As expected</text:p>
          </table:table-cell>
          <table:table-cell table:style-name="Table5.F13" office:value-type="string">
            <text:p text:style-name="P9">As expected</text:p>
          </table:table-cell>
          <table:table-cell table:style-name="Table5.G13" office:value-type="string">
            <text:p text:style-name="P70"/>
          </table:table-cell>
        </table:table-row>
        <table:table-row table:style-name="Table5.11">
          <table:table-cell table:style-name="Table5.A14" office:value-type="string">
            <text:p text:style-name="P13">13</text:p>
          </table:table-cell>
          <table:table-cell table:style-name="Table5.B14" office:value-type="string">
            <text:p text:style-name="P4">testDetectTransferRestrictionTo</text:p>
          </table:table-cell>
          <table:table-cell table:style-name="Table5.C14" office:value-type="string">
            <text:p text:style-name="P15">detectTransferRestriction</text:p>
          </table:table-cell>
          <table:table-cell table:style-name="Table5.D14" office:value-type="string">
            <text:p text:style-name="P13">Detect that the to address is not whitelisted and returns the corresponding code.</text:p>
          </table:table-cell>
          <table:table-cell table:style-name="Table5.E14" office:value-type="string">
            <text:p text:style-name="P15">As expected</text:p>
          </table:table-cell>
          <table:table-cell table:style-name="Table5.F14" office:value-type="string">
            <text:p text:style-name="P9">As expected</text:p>
          </table:table-cell>
          <table:table-cell table:style-name="Table5.G14" office:value-type="string">
            <text:p text:style-name="P70"/>
          </table:table-cell>
        </table:table-row>
        <table:table-row table:style-name="Table5.11">
          <table:table-cell table:style-name="Table5.A15" office:value-type="string">
            <text:p text:style-name="P13">14</text:p>
          </table:table-cell>
          <table:table-cell table:style-name="Table5.B15" office:value-type="string">
            <text:p text:style-name="P4">testDetectTransferRestrictionOk</text:p>
          </table:table-cell>
          <table:table-cell table:style-name="Table5.C15" office:value-type="string">
            <text:p text:style-name="P15">detectTransferRestriction</text:p>
          </table:table-cell>
          <table:table-cell table:style-name="Table5.D15" office:value-type="string">
            <text:p text:style-name="P13">Detect that the transfer respects the rules and returns the corresponding code</text:p>
          </table:table-cell>
          <table:table-cell table:style-name="Table5.E15" office:value-type="string">
            <text:p text:style-name="P15">As expected</text:p>
          </table:table-cell>
          <table:table-cell table:style-name="Table5.F15" office:value-type="string">
            <text:p text:style-name="P9">As expected</text:p>
          </table:table-cell>
          <table:table-cell table:style-name="Table5.G15" office:value-type="string">
            <text:p text:style-name="P70"/>
          </table:table-cell>
        </table:table-row>
      </table:table>
      <text:p text:style-name="P2"/>
      <text:p text:style-name="P2"/>
      <text:p text:style-name="P2"/>
      <text:h text:style-name="P98" text:outline-level="2">contrac</text:h>
      <text:h text:style-name="P99" text:outline-level="2"><text:bookmark-start text:name="__RefHeading___Toc1635_662134398"/>Test B<text:bookmark-end text:name="__RefHeading___Toc1635_662134398"/></text:h>
      <text:p text:style-name="P2">File : <text:span text:style-name="T1">RuleEngine.t.sol</text:span></text:p>
      <text:p text:style-name="P60">Contract : RuleEngineMock</text:p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367769124704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Test function</text:p>
          </table:table-cell>
          <table:table-cell table:style-name="Table1.A1" office:value-type="string">
            <text:p text:style-name="P17">Target function</text:p>
          </table:table-cell>
          <table:table-cell table:style-name="Table1.A1" office:value-type="string">
            <text:p text:style-name="P17">Expected result</text:p>
          </table:table-cell>
          <table:table-cell table:style-name="Table1.A1" office:value-type="string">
            <text:p text:style-name="P17">Actual result</text:p>
          </table:table-cell>
          <table:table-cell table:style-name="Table1.A1" office:value-type="string">
            <text:p text:style-name="P17">conclusion</text:p>
          </table:table-cell>
          <table:table-cell table:style-name="Table1.G1" office:value-type="string">
            <text:p text:style-name="P17">Improvement</text:p>
          </table:table-cell>
        </table:table-row>
        <table:table-row table:style-name="TableLine94367768808976">
          <table:table-cell table:style-name="Table1.A4" office:value-type="string">
            <text:p text:style-name="P17">1</text:p>
          </table:table-cell>
          <table:table-cell table:style-name="Table1.B2" office:value-type="string">
            <text:p text:style-name="P17">testCanSetRules</text:p>
          </table:table-cell>
          <table:table-cell table:style-name="Table1.C2" office:value-type="string">
            <text:p text:style-name="P18">setRules</text:p>
          </table:table-cell>
          <table:table-cell table:style-name="Table1.D2" office:value-type="string">
            <text:p text:style-name="P61"/>
            <text:p text:style-name="P17"/>
          </table:table-cell>
          <table:table-cell table:style-name="Table1.E2" office:value-type="string">
            <text:p text:style-name="P17">As expected</text:p>
          </table:table-cell>
          <table:table-cell table:style-name="Table1.F2" office:value-type="string">
            <text:p text:style-name="P17">Ok</text:p>
          </table:table-cell>
          <table:table-cell table:style-name="Table1.G2" office:value-type="string">
            <text:p text:style-name="P72"/>
          </table:table-cell>
        </table:table-row>
        <table:table-row table:style-name="TableLine94367766622224">
          <table:table-cell table:style-name="Table1.A4" office:value-type="string">
            <text:p text:style-name="P17">2</text:p>
          </table:table-cell>
          <table:table-cell table:style-name="Table1.B3" office:value-type="string">
            <text:p text:style-name="P17">testCanDetectTransferRestrictionOK</text:p>
          </table:table-cell>
          <table:table-cell table:style-name="Table1.C3" office:value-type="string">
            <text:p text:style-name="P17">detectTransferRestriction</text:p>
          </table:table-cell>
          <table:table-cell table:style-name="Table1.D3" office:value-type="string">
            <text:p text:style-name="P21">The function return 0 because the transfer is valid</text:p>
          </table:table-cell>
          <table:table-cell table:style-name="Table1.E3" office:value-type="string">
            <text:p text:style-name="P58"/>
            <text:p text:style-name="P17">As expected</text:p>
          </table:table-cell>
          <table:table-cell table:style-name="Table1.F3" office:value-type="string">
            <text:p text:style-name="P17">Ok</text:p>
          </table:table-cell>
          <table:table-cell table:style-name="Table1.G3" office:value-type="string">
            <text:p text:style-name="P72"/>
          </table:table-cell>
        </table:table-row>
        <table:table-row table:style-name="TableLine94367769111776">
          <table:table-cell table:style-name="Table1.A4" office:value-type="string">
            <text:p text:style-name="P17">3</text:p>
          </table:table-cell>
          <table:table-cell table:style-name="Table1.B4" office:value-type="string">
            <text:p text:style-name="P17">testCanDetectTransferRestrictionWithFrom</text:p>
          </table:table-cell>
          <table:table-cell table:style-name="Table1.C4" office:value-type="string">
            <text:p text:style-name="P17">detectTransferRestriction</text:p>
          </table:table-cell>
          <table:table-cell table:style-name="Table1.D4" office:value-type="string">
            <text:p text:style-name="P14">Detect that the from address is not whitelisted and returns the corresponding code..</text:p>
          </table:table-cell>
          <table:table-cell table:style-name="Table1.E4" office:value-type="string">
            <text:p text:style-name="P58"/>
            <text:p text:style-name="P17">As expected</text:p>
          </table:table-cell>
          <table:table-cell table:style-name="Table1.F4" office:value-type="string">
            <text:p text:style-name="P17">Ok</text:p>
          </table:table-cell>
          <table:table-cell table:style-name="Table1.G4" office:value-type="string">
            <text:p text:style-name="P17"/>
          </table:table-cell>
        </table:table-row>
        <table:table-row table:style-name="TableLine94367770268640">
          <table:table-cell table:style-name="Table1.A5" office:value-type="string">
            <text:p text:style-name="P19">4</text:p>
          </table:table-cell>
          <table:table-cell table:style-name="Table1.B5" office:value-type="string">
            <text:p text:style-name="P17">testCanDetectTransferRestrictionWithTo</text:p>
          </table:table-cell>
          <table:table-cell table:style-name="Table1.C5" office:value-type="string">
            <text:p text:style-name="P17">detectTransferRestriction</text:p>
          </table:table-cell>
          <table:table-cell table:style-name="Table1.D5" office:value-type="string">
            <text:p text:style-name="P14">Detect that the to address is not whitelisted and returns the corresponding code</text:p>
          </table:table-cell>
          <table:table-cell table:style-name="Table1.E5" office:value-type="string">
            <text:p text:style-name="P22">As expected</text:p>
          </table:table-cell>
          <table:table-cell table:style-name="Table1.F5" office:value-type="string">
            <text:p text:style-name="P20">Ok</text:p>
          </table:table-cell>
          <table:table-cell table:style-name="Table1.G5" office:value-type="string">
            <text:p text:style-name="P17"/>
          </table:table-cell>
        </table:table-row>
        <table:table-row table:style-name="TableLine94367769177088">
          <table:table-cell table:style-name="Table1.A6" office:value-type="string">
            <text:p text:style-name="P25">5</text:p>
          </table:table-cell>
          <table:table-cell table:style-name="Table1.B6" office:value-type="string">
            <text:p text:style-name="P17">testMessageForTransferRestrictionWithValidRC</text:p>
          </table:table-cell>
          <table:table-cell table:style-name="Table1.C6" office:value-type="string">
            <text:p text:style-name="P17">messageForTransferRestriction</text:p>
          </table:table-cell>
          <table:table-cell table:style-name="Table1.D6" office:value-type="string">
            <text:p text:style-name="P26">The message corresponding to the code is returned</text:p>
          </table:table-cell>
          <table:table-cell table:style-name="Table1.E6" office:value-type="string">
            <text:p text:style-name="P28">As expected</text:p>
          </table:table-cell>
          <table:table-cell table:style-name="Table1.F6" office:value-type="string">
            <text:p text:style-name="P28">Ok</text:p>
          </table:table-cell>
          <table:table-cell table:style-name="Table1.G6" office:value-type="string">
            <text:p text:style-name="P17"/>
          </table:table-cell>
        </table:table-row>
        <table:table-row table:style-name="TableLine94367768672960">
          <table:table-cell table:style-name="Table1.A7" office:value-type="string">
            <text:p text:style-name="P25">6</text:p>
          </table:table-cell>
          <table:table-cell table:style-name="Table1.B7" office:value-type="string">
            <text:p text:style-name="P17">testMessageForTransferRestrictionWithUnknownRestrictionCode</text:p>
          </table:table-cell>
          <table:table-cell table:style-name="Table1.C7" office:value-type="string">
            <text:p text:style-name="P17">messageForTransferRestriction</text:p>
          </table:table-cell>
          <table:table-cell table:style-name="Table1.D7" office:value-type="string">
            <text:p text:style-name="P27">The function detects that the code is unknown and returns the corresponding message.</text:p>
          </table:table-cell>
          <table:table-cell table:style-name="Table1.E7" office:value-type="string">
            <text:p text:style-name="P28">As expected</text:p>
          </table:table-cell>
          <table:table-cell table:style-name="Table1.F7" office:value-type="string">
            <text:p text:style-name="P28">Ok</text:p>
          </table:table-cell>
          <table:table-cell table:style-name="Table1.G7" office:value-type="string">
            <text:p text:style-name="P17"/>
          </table:table-cell>
        </table:table-row>
        <table:table-row table:style-name="TableLine94367769410640">
          <table:table-cell table:style-name="Table1.A9" office:value-type="string">
            <text:p text:style-name="P25">7</text:p>
          </table:table-cell>
          <table:table-cell table:style-name="Table1.B9" office:value-type="string">
            <text:p text:style-name="P17">testValidateTransferOK</text:p>
          </table:table-cell>
          <table:table-cell table:style-name="Table1.C9" office:value-type="string">
            <text:p text:style-name="P17">validateTransfer</text:p>
          </table:table-cell>
          <table:table-cell table:style-name="Table1.D9" office:value-type="string">
            <text:p text:style-name="P29">The transfer is valid, the function return true</text:p>
          </table:table-cell>
          <table:table-cell table:style-name="Table1.E9" office:value-type="string">
            <text:p text:style-name="P31">As expected</text:p>
          </table:table-cell>
          <table:table-cell table:style-name="Table1.F9" office:value-type="string">
            <text:p text:style-name="P32">Ok</text:p>
          </table:table-cell>
          <table:table-cell table:style-name="Table1.G9" office:value-type="string">
            <text:p text:style-name="P17"/>
          </table:table-cell>
        </table:table-row>
        <table:table-row table:style-name="TableLine94367769657360">
          <table:table-cell table:style-name="Table1.A9" office:value-type="string">
            <text:p text:style-name="P25">8</text:p>
          </table:table-cell>
          <table:table-cell table:style-name="Table1.B9" office:value-type="string">
            <text:p text:style-name="P17">testValidateTransferRestricted</text:p>
          </table:table-cell>
          <table:table-cell table:style-name="Table1.C9" office:value-type="string">
            <text:p text:style-name="P17"><text:s/>validateTransfer</text:p>
          </table:table-cell>
          <table:table-cell table:style-name="Table1.D9" office:value-type="string">
            <text:p text:style-name="P30">The transfer is <text:span text:style-name="T17">in</text:span>valid, the function return <text:span text:style-name="T17">false</text:span></text:p>
          </table:table-cell>
          <table:table-cell table:style-name="Table1.E9" office:value-type="string">
            <text:p text:style-name="P31">As expected</text:p>
          </table:table-cell>
          <table:table-cell table:style-name="Table1.F9" office:value-type="string">
            <text:p text:style-name="P32">Ok</text:p>
          </table:table-cell>
          <table:table-cell table:style-name="Table1.G9" office:value-type="string">
            <text:p text:style-name="P17"/>
          </table:table-cell>
        </table:table-row>
        <table:table-row table:style-name="TableLine94367769658768">
          <table:table-cell table:style-name="Table1.A10" office:value-type="string">
            <text:p text:style-name="P25">9</text:p>
          </table:table-cell>
          <table:table-cell table:style-name="Table1.B10" office:value-type="string">
            <text:p text:style-name="P17">testRuleLength</text:p>
          </table:table-cell>
          <table:table-cell table:style-name="Table1.C10" office:value-type="string">
            <text:p text:style-name="P24">ruleLength</text:p>
          </table:table-cell>
          <table:table-cell table:style-name="Table1.D10" office:value-type="string">
            <text:p text:style-name="P34">Check the le<text:span text:style-name="T18">n</text:span>gth of the rule before and after have added rules.</text:p>
          </table:table-cell>
          <table:table-cell table:style-name="Table1.E10" office:value-type="string">
            <text:p text:style-name="P33">As expected</text:p>
          </table:table-cell>
          <table:table-cell table:style-name="Table1.F10" office:value-type="string">
            <text:p text:style-name="P32">Ok</text:p>
          </table:table-cell>
          <table:table-cell table:style-name="Table1.G10" office:value-type="string">
            <text:p text:style-name="P17"/>
          </table:table-cell>
        </table:table-row>
        <table:table-row table:style-name="Table1.11">
          <table:table-cell table:style-name="Table1.A11" office:value-type="string">
            <text:p text:style-name="P25">10</text:p>
          </table:table-cell>
          <table:table-cell table:style-name="Table1.B11" office:value-type="string">
            <text:p text:style-name="P17">testGetRule</text:p>
          </table:table-cell>
          <table:table-cell table:style-name="Table1.C11" office:value-type="string">
            <text:p text:style-name="P23">rule<text:span text:style-name="T19">s</text:span></text:p>
          </table:table-cell>
          <table:table-cell table:style-name="Table1.D11" office:value-type="string">
            <text:p text:style-name="P93">The function returns the right rule specified by its index.</text:p>
          </table:table-cell>
          <table:table-cell table:style-name="Table1.E11" office:value-type="string">
            <text:p text:style-name="P33">As expected</text:p>
          </table:table-cell>
          <table:table-cell table:style-name="Table1.F11" office:value-type="string">
            <text:p text:style-name="P32">Ok</text:p>
          </table:table-cell>
          <table:table-cell table:style-name="Table1.G11" office:value-type="string">
            <text:p text:style-name="P17"/>
          </table:table-cell>
        </table:table-row>
      </table:table>
      <text:h text:style-name="P100" text:outline-level="2"><text:bookmark-start text:name="__RefHeading___Toc1637_662134398"/>Test C<text:bookmark-end text:name="__RefHeading___Toc1637_662134398"/></text:h>
      <text:p text:style-name="P2">File : <text:span text:style-name="T1">CMTAT.t.sol</text:span></text:p>
      <text:p text:style-name="P54"><text:span text:style-name="T27">Remark :</text:span> <text:span text:style-name="T27">we can consider this test as an integration test.</text:span></text:p>
      <text:p text:style-name="P54"/>
      <text:p text:style-name="P5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94367768361696">
          <table:table-cell table:style-name="Table6.A1" office:value-type="string">
            <text:p text:style-name="P51">ID</text:p>
          </table:table-cell>
          <table:table-cell table:style-name="Table6.A1" office:value-type="string">
            <text:p text:style-name="P4">Test function</text:p>
          </table:table-cell>
          <table:table-cell table:style-name="Table6.A1" office:value-type="string">
            <text:p text:style-name="P4">Target function</text:p>
          </table:table-cell>
          <table:table-cell table:style-name="Table6.A1" office:value-type="string">
            <text:p text:style-name="P4">Expected result</text:p>
          </table:table-cell>
          <table:table-cell table:style-name="Table6.A1" office:value-type="string">
            <text:p text:style-name="P4">Actual result</text:p>
          </table:table-cell>
          <table:table-cell table:style-name="Table6.A1" office:value-type="string">
            <text:p text:style-name="P4">conclusion</text:p>
          </table:table-cell>
          <table:table-cell table:style-name="Table6.G1" office:value-type="string">
            <text:p text:style-name="P4">Improvement</text:p>
          </table:table-cell>
        </table:table-row>
        <table:table-row table:style-name="Table6.2">
          <table:table-cell table:style-name="Table6.A2" office:value-type="string">
            <text:p text:style-name="P92">1</text:p>
          </table:table-cell>
          <table:table-cell table:style-name="Table6.B2" office:value-type="string">
            <text:p text:style-name="P91">testCannotTransferWithoutAddressWhitelisted</text:p>
          </table:table-cell>
          <table:table-cell table:style-name="Table6.C2" office:value-type="string">
            <text:p text:style-name="P70">transfer</text:p>
          </table:table-cell>
          <table:table-cell table:style-name="Table6.D2" office:value-type="string">
            <text:p text:style-name="P73">Revert <text:span text:style-name="T26">because addresses are not whitelisted</text:span></text:p>
          </table:table-cell>
          <table:table-cell table:style-name="Table6.E2" office:value-type="string">
            <text:p text:style-name="P79">As expected</text:p>
          </table:table-cell>
          <table:table-cell table:style-name="Table6.F2" office:value-type="string">
            <text:p text:style-name="P73">Ok</text:p>
          </table:table-cell>
          <table:table-cell table:style-name="Table6.G2" office:value-type="string">
            <text:p text:style-name="P70"/>
          </table:table-cell>
        </table:table-row>
        <table:table-row table:style-name="TableLine94367768355712">
          <table:table-cell table:style-name="Table6.A3" office:value-type="string">
            <text:p text:style-name="P51">2</text:p>
          </table:table-cell>
          <table:table-cell table:style-name="Table6.B5" office:value-type="string">
            <text:p text:style-name="P49">testAllowTransfer</text:p>
          </table:table-cell>
          <table:table-cell table:style-name="Table6.C5" office:value-type="string">
            <text:p text:style-name="P50">transfer</text:p>
          </table:table-cell>
          <table:table-cell table:style-name="Table6.D3" office:value-type="string">
            <text:p text:style-name="P69">Successful transfer of tokens because FROM and TO are whitelisted</text:p>
          </table:table-cell>
          <table:table-cell table:style-name="Table6.E3" office:value-type="string">
            <text:p text:style-name="P84">As expected</text:p>
          </table:table-cell>
          <table:table-cell table:style-name="Table6.F3" office:value-type="string">
            <text:p text:style-name="P78">Ok</text:p>
          </table:table-cell>
          <table:table-cell table:style-name="Table6.G3" office:value-type="string">
            <text:p text:style-name="P4"/>
          </table:table-cell>
        </table:table-row>
        <table:table-row table:style-name="TableLine94367769492304">
          <table:table-cell table:style-name="Table6.A4" office:value-type="string">
            <text:p text:style-name="P51">3</text:p>
          </table:table-cell>
          <table:table-cell table:style-name="Table6.B5" office:value-type="string">
            <text:p text:style-name="P4">testCannotTranferIfFromIsNotWhitelisted</text:p>
          </table:table-cell>
          <table:table-cell table:style-name="Table6.C5" office:value-type="string">
            <text:p text:style-name="P94">F1) DetectTransferRestriction</text:p>
            <text:p text:style-name="P44"/>
            <text:p text:style-name="P44"><text:span text:style-name="T20">F2) </text:span>messageForTransferRestriction</text:p>
          </table:table-cell>
          <table:table-cell table:style-name="Table6.D4" office:value-type="string">
            <text:p text:style-name="P67"><text:span text:style-name="T7">F1 return</text:span><text:span text:style-name="T9">s</text:span><text:span text:style-name="T7"> the corresponding code </text:span><text:span text:style-name="T9">when the address </text:span><text:span text:style-name="T10">FROM</text:span><text:span text:style-name="T9"> is not whitelisted</text:span></text:p>
            <text:p text:style-name="P42"/>
            <text:p text:style-name="P45"><text:span text:style-name="T20">F2 returns the message corresponding to the code return</text:span><text:span text:style-name="T21">ed</text:span><text:span text:style-name="T20"> by F1.</text:span></text:p>
          </table:table-cell>
          <table:table-cell table:style-name="Table6.E4" office:value-type="string">
            <text:p text:style-name="P81">As expected</text:p>
          </table:table-cell>
          <table:table-cell table:style-name="Table6.F4" office:value-type="string">
            <text:p text:style-name="P75">Ok</text:p>
          </table:table-cell>
          <table:table-cell table:style-name="Table6.G4" office:value-type="string">
            <text:p text:style-name="P4"/>
          </table:table-cell>
        </table:table-row>
        <table:table-row table:style-name="TableLine94367766154544">
          <table:table-cell table:style-name="Table6.A5" office:value-type="string">
            <text:p text:style-name="P51">4</text:p>
          </table:table-cell>
          <table:table-cell table:style-name="Table6.B5" office:value-type="string">
            <text:p text:style-name="P4">testCannotTranferIfToIsNotWhitelisted</text:p>
          </table:table-cell>
          <table:table-cell table:style-name="Table6.C5" office:value-type="string">
            <text:p text:style-name="P94">F1) DetectTransferRestriction</text:p>
            <text:p text:style-name="P44"/>
            <text:p text:style-name="P44"><text:span text:style-name="T20">F2) </text:span>messageForTransferRestriction</text:p>
          </table:table-cell>
          <table:table-cell table:style-name="Table6.D5" office:value-type="string">
            <text:p text:style-name="P41">F1 return<text:span text:style-name="T22">s</text:span> the corresponding code <text:span text:style-name="T22">when the address T</text:span><text:span text:style-name="T23">O</text:span><text:span text:style-name="T22"> is not whitelisted</text:span></text:p>
            <text:p text:style-name="P41"/>
            <text:p text:style-name="P66"><text:span text:style-name="T7">F2 returns the message corresponding to the code return</text:span><text:span text:style-name="T8">ed</text:span><text:span text:style-name="T7"> by F1.</text:span></text:p>
          </table:table-cell>
          <table:table-cell table:style-name="Table6.E5" office:value-type="string">
            <text:p text:style-name="P80">As expected</text:p>
          </table:table-cell>
          <table:table-cell table:style-name="Table6.F5" office:value-type="string">
            <text:p text:style-name="P74">Ok</text:p>
          </table:table-cell>
          <table:table-cell table:style-name="Table6.G5" office:value-type="string">
            <text:p text:style-name="P70"/>
          </table:table-cell>
        </table:table-row>
        <table:table-row table:style-name="TableLine94367769426672">
          <table:table-cell table:style-name="Table6.A6" office:value-type="string">
            <text:p text:style-name="P51">5</text:p>
          </table:table-cell>
          <table:table-cell table:style-name="Table6.B6" office:value-type="string">
            <text:p text:style-name="P4">testCannotTranferIf_From_To_NOT_Whitelisted</text:p>
          </table:table-cell>
          <table:table-cell table:style-name="Table6.C6" office:value-type="string">
            <text:p text:style-name="P95">F1) DetectTransferRestriction</text:p>
            <text:p text:style-name="P46"/>
            <text:p text:style-name="P46"><text:span text:style-name="T20">F2) </text:span>messageForTransferRestriction</text:p>
          </table:table-cell>
          <table:table-cell table:style-name="Table6.D6" office:value-type="string">
            <text:p text:style-name="P47"><text:span text:style-name="T22">S</text:span>ame result that for the test <text:span text:style-name="T24">testCannotTranferIfToIsNotWhitelisted </text:span><text:span text:style-name="T25">but this time the address TO is not whitelisted too</text:span></text:p>
          </table:table-cell>
          <table:table-cell table:style-name="Table6.E6" office:value-type="string">
            <text:p text:style-name="P82">As expected</text:p>
          </table:table-cell>
          <table:table-cell table:style-name="Table6.F6" office:value-type="string">
            <text:p text:style-name="P76">Ok</text:p>
          </table:table-cell>
          <table:table-cell table:style-name="Table6.G6" office:value-type="string">
            <text:p text:style-name="P4"/>
          </table:table-cell>
        </table:table-row>
        <table:table-row table:style-name="TableLine94367765791040">
          <table:table-cell table:style-name="Table6.A7" office:value-type="string">
            <text:p text:style-name="P86">6</text:p>
          </table:table-cell>
          <table:table-cell table:style-name="Table6.B7" office:value-type="string">
            <text:p text:style-name="P70">testCanCheckTransferIsValid</text:p>
          </table:table-cell>
          <table:table-cell table:style-name="Table6.C7" office:value-type="string">
            <text:p text:style-name="P95">F1) DetectTransferRestriction</text:p>
            <text:p text:style-name="P46"/>
            <text:p text:style-name="P46"><text:span text:style-name="T20">F2) </text:span>messageForTransferRestriction</text:p>
          </table:table-cell>
          <table:table-cell table:style-name="Table6.D7" office:value-type="string">
            <text:p text:style-name="P85">From and To are whitelisted, the transfer is valid.</text:p>
            <text:p text:style-name="P43"/>
            <text:p text:style-name="P68"><text:span text:style-name="T7">F1 return</text:span><text:span text:style-name="T9">s</text:span><text:span text:style-name="T7"> the corresponding code </text:span><text:span text:style-name="T11">with this case</text:span></text:p>
            <text:p text:style-name="P43"/>
            <text:p text:style-name="P48"><text:span text:style-name="T20">F2 returns the message corresponding to the code return</text:span><text:span text:style-name="T21">ed</text:span><text:span text:style-name="T20"> by F1.</text:span></text:p>
          </table:table-cell>
          <table:table-cell table:style-name="Table6.E7" office:value-type="string">
            <text:p text:style-name="P83">As expected</text:p>
          </table:table-cell>
          <table:table-cell table:style-name="Table6.F7" office:value-type="string">
            <text:p text:style-name="P77">Ok</text:p>
          </table:table-cell>
          <table:table-cell table:style-name="Table6.G7" office:value-type="string">
            <text:p text:style-name="P70"/>
          </table:table-cell>
        </table:table-row>
      </table:table>
      <text:p text:style-name="P53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0-25T16:33:16.044846265</dc:date>
    <meta:editing-duration>PT7H1M38S</meta:editing-duration>
    <meta:editing-cycles>70</meta:editing-cycles>
    <meta:generator>LibreOffice/6.4.7.2$Linux_X86_64 LibreOffice_project/40$Build-2</meta:generator>
    <meta:document-statistic meta:table-count="8" meta:image-count="0" meta:object-count="0" meta:page-count="6" meta:paragraph-count="318" meta:word-count="992" meta:character-count="7139" meta:non-whitespace-character-count="6462"/>
  </office:meta>
</office:document-meta>
</file>